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fo:border-top="none" fo:border-bottom="thin double #4472C4" fo:border-left="2pt solid #000000" fo:border-right="2pt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able-cell-properties fo:border-top="thin double #4472C4" fo:border-bottom="2pt solid #000000" fo:border-left="2pt solid #000000" fo:border-right="2pt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 office:value-type="float" office:value="1" table:style-name="ce2">
            <text:p>1</text:p>
          </table:table-cell>
          <table:table-cell office:value-type="float" office:value="1.219227E-3" table:style-name="ce2">
            <text:p>0,001219227</text:p>
          </table:table-cell>
          <table:table-cell office:value-type="float" office:value="0.18047147499999999" table:style-name="ce5">
            <text:p>0,180471475</text:p>
          </table:table-cell>
          <table:table-cell table:number-columns-repeated="16381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float" office:value="9.9442200000000001E-4" table:style-name="ce3">
            <text:p>0,000994422</text:p>
          </table:table-cell>
          <table:table-cell office:value-type="float" office:value="0.18056557500000001" table:style-name="ce6">
            <text:p>0,180565575</text:p>
          </table:table-cell>
          <table:table-cell table:number-columns-repeated="16381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float" office:value="1.213134E-3" table:style-name="ce3">
            <text:p>0,001213134</text:p>
          </table:table-cell>
          <table:table-cell office:value-type="float" office:value="0.17802755300000001" table:style-name="ce6">
            <text:p>0,178027553</text:p>
          </table:table-cell>
          <table:table-cell table:number-columns-repeated="16381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float" office:value="1.1242820000000001E-3" table:style-name="ce4">
            <text:p>0,001124282</text:p>
          </table:table-cell>
          <table:table-cell office:value-type="float" office:value="0.179122377" table:style-name="ce6">
            <text:p>0,179122377</text:p>
          </table:table-cell>
          <table:table-cell table:number-columns-repeated="16381"/>
        </table:table-row>
        <table:table-row table:style-name="ro3">
          <table:table-cell table:style-name="ce1">
            <draw:frame draw:z-index="1" draw:id="id0" draw:style-name="a0" draw:name="Gráfico 1" svg:x="0.28125in" svg:y="0.11979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table:style-name="ce1">
            <draw:frame draw:z-index="2" draw:id="id1" draw:style-name="a1" draw:name="Gráfico 2" svg:x="0.73958in" svg:y="0.08854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104857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Javi</meta:initial-creator>
    <dc:creator>Javi</dc:creator>
    <meta:creation-date>2018-04-22T13:38:26Z</meta:creation-date>
    <dc:date>2018-04-22T13:55:4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100" chart:link-data-style-to-source="true" chart:visible="true" chart:logarithmic="false" chart:maximum="0.002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;<text:s text:c="1"/></text:p>
        </chart:label-separator>
      </style:chart-properties>
      <style:graphic-properties draw:fill="none" draw:stroke="solid" svg:stroke-width="0.03125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svg:x="126.3624409448819pt" svg:y="6.0pt" chart:style-name="CT00">
          <text:p text:style-name="a0" text:class-names="" text:cond-style-name="">Ejecucion en local (1k)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empo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º de threads</text:p>
            </chart:title>
          </chart:axis>
          <chart:series chart:values-cell-range-address="Hoja1.$B$1:.$B$4" chart:class="chart:line" chart:attached-axis="primary-y" chart:style-name="G0S0">
            <chart:data-label chart:style-name="DL00"/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minimum="0.177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top">
        <chart:label-separator>
          <text:p text:style-name="a3" text:class-names="" text:cond-style-name="">;<text:s text:c="1"/></text:p>
        </chart:label-separator>
      </style:chart-properties>
      <style:graphic-properties draw:fill="none" draw:stroke="solid" svg:stroke-width="0.03125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Ejecucion en local (15k)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º de threads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Tiempo</text:p>
            </chart:title>
            <chart:grid chart:class="major" chart:style-name="GMa1"/>
          </chart:axis>
          <chart:series chart:values-cell-range-address="Hoja1.$C$1:.$C$4" chart:class="chart:line" chart:attached-axis="primary-y" chart:style-name="G0S0">
            <chart:data-label chart:style-name="DL00"/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